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8in"/>
    </style:style>
    <style:style style:name="co2" style:family="table-column">
      <style:table-column-properties fo:break-before="auto" style:column-width="2.294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2425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3.1661in"/>
    </style:style>
    <style:style style:name="co9" style:family="table-column">
      <style:table-column-properties fo:break-before="auto" style:column-width="5.618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7063in" fo:break-before="auto" style:use-optimal-row-height="false"/>
    </style:style>
    <style:style style:name="ro2" style:family="table-row">
      <style:table-row-properties style:row-height="1.0571in" fo:break-before="auto" style:use-optimal-row-height="false"/>
    </style:style>
    <style:style style:name="ro3" style:family="table-row">
      <style:table-row-properties style:row-height="0.9118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5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in"/>
      <style:text-properties fo:color="#ffffff" style:font-name="Ubuntu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Ubuntu"/>
    </style:style>
    <style:style style:name="ce7" style:family="table-cell" style:parent-style-name="Default">
      <style:table-cell-properties style:vertical-align="middle"/>
      <style:text-properties fo:color="#000000" style:font-name="Ubuntu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Ubuntu"/>
    </style:style>
    <style:style style:name="ce10" style:family="table-cell" style:parent-style-name="Default">
      <style:table-cell-properties fo:wrap-option="wrap" style:vertical-align="middle"/>
      <style:text-properties style:font-name="Ubuntu"/>
    </style:style>
    <style:style style:name="ce1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font-name="Ubuntu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relief="none" style:font-style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weight-complex="normal" style:font-style-asian="normal" style:font-name="Ubuntu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text-emphasize="none" style:text-overline-style="none" style:text-overline-color="font-color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string" calcext:value-type="string">
            <text:p>Dataset Name</text:p>
          </table:table-cell>
          <table:table-cell table:style-name="ce5" office:value-type="string" calcext:value-type="string">
            <text:p>Enriched organisms in CRC stools found by original paper</text:p>
          </table:table-cell>
          <table:table-cell table:style-name="ce5" office:value-type="string" calcext:value-type="string">
            <text:p>Enriched organisms in CRC stools found in present study</text:p>
          </table:table-cell>
          <table:table-cell table:style-name="ce5" office:value-type="string" calcext:value-type="string">
            <text:p>Targets used by original paper</text:p>
          </table:table-cell>
          <table:table-cell table:style-name="ce5" office:value-type="string" calcext:value-type="string">
            <text:p>Targets used by present study to replicate results</text:p>
          </table:table-cell>
          <table:table-cell table:style-name="ce5" office:value-type="string" calcext:value-type="string">
            <text:p>Samples retrieved from dataset</text:p>
          </table:table-cell>
          <table:table-cell table:style-name="ce5" office:value-type="string" calcext:value-type="string">
            <text:p>ANCOM-BC Prevalence cut</text:p>
          </table:table-cell>
          <table:table-cell table:style-name="ce5" office:value-type="string" calcext:value-type="string">
            <text:p>Cohort location</text:p>
          </table:table-cell>
          <table:table-cell table:style-name="ce5" office:value-type="string" calcext:value-type="string">
            <text:p>Bioproject / Link</text:p>
          </table:table-cell>
          <table:table-cell table:style-name="ce5" office:value-type="string" calcext:value-type="string">
            <text:p>Paper</text:p>
          </table:table-cell>
          <table:table-cell table:style-name="ce10" table:number-columns-repeated="1014"/>
        </table:table-row>
        <table:table-row table:style-name="ro2">
          <table:table-cell office:value-type="string" calcext:value-type="string">
            <text:p>Baxter et al. 2016</text:p>
          </table:table-cell>
          <table:table-cell office:value-type="string" calcext:value-type="string">
            <text:p>g_Porphyromonas</text:p>
            <text:p>g_Peptostreptococcus</text:p>
            <text:p>g_Fusobacterium</text:p>
            <text:p>g_Parvimonas</text:p>
            <text:p>g_Prevotella</text:p>
            <text:p>g_Gemella</text:p>
          </table:table-cell>
          <table:table-cell table:style-name="ce7" office:value-type="string" calcext:value-type="string">
            <text:p>g_Porphyromonas</text:p>
            <text:p>g_Fusobacterium</text:p>
            <text:p>g_Parvimonas</text:p>
            <text:p>g_Prevotella</text:p>
            <text:p><text:span text:style-name="T2">g_Collinsella</text:span></text:p>
            <text:p>s_Porphyromonas_asaccharolytica</text:p>
            <text:p>s_Massiliprevotella_massiliensis</text:p>
          </table:table-cell>
          <table:table-cell table:number-columns-repeated="2" table:style-name="ce8" office:value-type="string" calcext:value-type="string">
            <text:p>16S rRNA V4</text:p>
          </table:table-cell>
          <table:table-cell table:style-name="ce10" office:value-type="string" calcext:value-type="string">
            <text:p>186 normal stools</text:p>
            <text:p>224 adenoma stools</text:p>
            <text:p>127 carcinoma stools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8" office:value-type="string" calcext:value-type="string">
            <text:p>USA</text:p>
          </table:table-cell>
          <table:table-cell office:value-type="string" calcext:value-type="string">
            <text:p>PRJNA290926</text:p>
          </table:table-cell>
          <table:table-cell office:value-type="string" calcext:value-type="string">
            <text:p>https://genomemedicine.biomedcentral.com/articles/10.1186/s13073-016-0290-3#Sec2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eller et al. 2014</text:p>
          </table:table-cell>
          <table:table-cell office:value-type="string" calcext:value-type="string">
            <text:p>s_Fusobacterium_nucleatum</text:p>
            <text:p><text:span text:style-name="T1">s_Porphyromonas_asaccharolytica</text:span></text:p>
            <text:p>s_Bacteroides_fragilis</text:p>
            <text:p>s_Peptostreptococcus_stomatis</text:p>
            <text:p>s_Parvimonas_micra</text:p>
          </table:table-cell>
          <table:table-cell office:value-type="string" calcext:value-type="string">
            <text:p><text:span text:style-name="T1">g_Peptostreptococcus</text:span></text:p>
            <text:p><text:span text:style-name="T3">g_Porphyromonas</text:span></text:p>
            <text:p><text:span text:style-name="T1">g_Fusobacterium</text:span></text:p>
            <text:p><text:span text:style-name="T1">g_Parvimonas</text:span></text:p>
            <text:p><text:span text:style-name="T1">asv_Dialister_pneumosintes</text:span></text:p>
            <text:p><text:span text:style-name="T1">asv_Bacteroides_NA</text:span></text:p>
          </table:table-cell>
          <table:table-cell table:style-name="ce9" office:value-type="string" calcext:value-type="string">
            <text:p>16S rRNA V4 + metagenomics</text:p>
          </table:table-cell>
          <table:table-cell table:style-name="ce8" office:value-type="string" calcext:value-type="string">
            <text:p>16S rRNA V4</text:p>
          </table:table-cell>
          <table:table-cell table:style-name="ce10" office:value-type="string" calcext:value-type="string">
            <text:p>50 normal stools</text:p>
            <text:p>38 adenoma stools</text:p>
            <text:p>41 carcinoma stools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8" office:value-type="string" calcext:value-type="string">
            <text:p>France</text:p>
          </table:table-cell>
          <table:table-cell office:value-type="string" calcext:value-type="string">
            <text:p>ERP005534</text:p>
          </table:table-cell>
          <table:table-cell office:value-type="string" calcext:value-type="string">
            <text:p>https://www.embopress.org/doi/full/10.15252/msb.2014564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Zackular et al. 2014</text:p>
          </table:table-cell>
          <table:table-cell office:value-type="string" calcext:value-type="string">
            <text:p>g_Fusobacterium</text:p>
            <text:p>g_Porphyromonas</text:p>
          </table:table-cell>
          <table:table-cell office:value-type="string" calcext:value-type="string">
            <text:p>g_Fusobacterium</text:p>
          </table:table-cell>
          <table:table-cell table:number-columns-repeated="2" table:style-name="ce8" office:value-type="string" calcext:value-type="string">
            <text:p>16S rRNA V4</text:p>
          </table:table-cell>
          <table:table-cell table:style-name="ce10" office:value-type="string" calcext:value-type="string">
            <text:p><text:span text:style-name="T4">30 normal stools</text:span></text:p>
            <text:p>30 adenoma stools</text:p>
            <text:p>30 carcinoma stools</text:p>
          </table:table-cell>
          <table:table-cell table:style-name="ce11" office:value-type="percentage" office:value="0.1" calcext:value-type="percentage">
            <text:p>10%</text:p>
          </table:table-cell>
          <table:table-cell table:style-name="ce8" office:value-type="string" calcext:value-type="string">
            <text:p>Canada and USA</text:p>
          </table:table-cell>
          <table:table-cell office:value-type="string" calcext:value-type="string">
            <text:p>http://www.mothur.org/MicrobiomeBiomarkerCRC</text:p>
          </table:table-cell>
          <table:table-cell office:value-type="string" calcext:value-type="string">
            <text:p>https://doi.org/10.1158/1940-6207.CAPR-14-0129</text:p>
          </table:table-cell>
          <table:table-cell table:number-columns-repeated="1014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6:45:29.106339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30T16:48:10.250426247</dc:date>
    <dc:creator>Pablo Aja Macaya</dc:creator>
    <meta:editing-duration>PT42M50S</meta:editing-duration>
    <meta:editing-cycles>11</meta:editing-cycles>
    <meta:generator>LibreOffice/6.4.7.2$Linux_X86_64 LibreOffice_project/40$Build-2</meta:generator>
    <meta:document-statistic meta:table-count="1" meta:cell-count="40" meta:object-count="0"/>
  </office:meta>
</office:document-meta>
</file>